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510"/>
    </style:style>
    <style:style style:name="P2" style:family="paragraph" style:parent-style-name="Standard">
      <style:text-properties officeooo:rsid="00199510" officeooo:paragraph-rsid="00199510"/>
    </style:style>
    <style:style style:name="P3" style:family="paragraph" style:parent-style-name="Standard">
      <style:text-properties fo:font-weight="bold" officeooo:rsid="001bc52a" officeooo:paragraph-rsid="001bc52a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a05e0"/>
    </style:style>
    <style:style style:name="T4" style:family="text">
      <style:text-properties style:text-position="0% 100%" officeooo:rsid="001bc5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y bienvenido de nuevo a esta lección donde veremos las ecuaciones cuadráticas, primeramente como de costumbre hay que saber que es una ecuación cuadrática pues es cualquier ecuación que pueda ser escrita de la forma <text:tab/></text:p>
      <text:p text:style-name="P1"><text:tab/><text:tab/><text:tab/><text:tab/><text:tab/>ax<text:span text:style-name="T1">2</text:span><text:span text:style-name="T2">+bx+c=0 siendo a distinto de 0 </text:span></text:p>
      <text:p text:style-name="P1"><text:span text:style-name="T2"/></text:p>
      <text:p text:style-name="P2"><text:span text:style-name="T2">la ecuaciones cuadráticas son súper comunes cuando se trata de representar objetos en movimiento, como por ejemplo objetos en </text:span><text:span text:style-name="T4">caída</text:span><text:span text:style-name="T2"> libre son representados mediante </text:span></text:p>
      <text:p text:style-name="P2"><text:span text:style-name="T2"/></text:p>
      <text:p text:style-name="P2"><text:span text:style-name="T2"><text:tab/><text:tab/><text:tab/><text:tab/><text:tab/><text:tab/>gt</text:span><text:span text:style-name="T1">2</text:span><text:span text:style-name="T2">/2+Vinicial*t-h=0</text:span></text:p>
      <text:p text:style-name="P2"><text:span text:style-name="T2">lo cual acomodado de otra forma nos </text:span><text:span text:style-name="T4">daría</text:span><text:span text:style-name="T2"> la distancia de un objeto en </text:span><text:span text:style-name="T4">caída</text:span><text:span text:style-name="T2"> libre o bien con aceleración constante, </text:span></text:p>
      <text:p text:style-name="P2"><text:span text:style-name="T2"><text:tab/><text:tab/><text:tab/><text:tab/><text:tab/>h=Vinicial*t+gt</text:span><text:span text:style-name="T1">2</text:span><text:span text:style-name="T2">/2</text:span></text:p>
      <text:p text:style-name="P2"><text:span text:style-name="T2"/></text:p>
      <text:p text:style-name="P2"><text:span text:style-name="T2">probablemente sientas que no entiendes bien esto pero en realidad si lo comprendes bien es una </text:span><text:span text:style-name="T4">ecuación</text:span><text:span text:style-name="T2"> como hemos visto muchas veces sin importar los </text:span><text:span text:style-name="T4">símbolos</text:span><text:span text:style-name="T2"> que se usen las puedes manipular de la misma forma, lo </text:span><text:span text:style-name="T4">único</text:span><text:span text:style-name="T2"> es que no estas habituado a verlas, pero si estudias una </text:span><text:span text:style-name="T4">ingeniería</text:span><text:span text:style-name="T2"> o </text:span><text:span text:style-name="T4">física</text:span><text:span text:style-name="T2"> seguramente veras esta y más formulas que sean ecuaciones </text:span><text:span text:style-name="T4">cuadráticas</text:span><text:span text:style-name="T2">, </text:span><text:span text:style-name="T4">así</text:span><text:span text:style-name="T2"> que vamos a aprender a resolverlas, pues bien dicho esto quiero explicar una cosa, el conjunto </text:span><text:span text:style-name="T4">solución</text:span><text:span text:style-name="T2"> de una ecuación </text:span><text:span text:style-name="T4">cuadrática</text:span><text:span text:style-name="T2"> es el conjunto de dos números (reales o complejos) </text:span><text:span text:style-name="T3">tales que al ser sustituidos en la ecuación original se convierte en una igualdad. Dicho en otras palabras las ecuaciones </text:span><text:span text:style-name="T4">cuadráticas</text:span><text:span text:style-name="T3"> tienen dos soluciones, pueden ser reales, o complejas, y para encontrarlas tendremos que encontrar dos valores que al sustituirlos por la variable, en la ecuación satisfaga la igualdad, </text:span><text:span text:style-name="T4">veamos algunos ejemplos donde yo proovere la solución para que quede claro este concepto de tener dos soluciones, y la siguiente lección les explicare los métodos para resolverlas, </text:span></text:p>
      <text:p text:style-name="P2"><text:span text:style-name="T4"/></text:p>
      <text:p text:style-name="P3"><text:span text:style-name="T4">N</text:span><text:span text:style-name="T2">OTA LOS EJEMPLOS SERAN AMBOS DE LA PAGINA 145 UNO CON SOLUCIONES REALES OTRO CON COMPLEJAS 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0:32:02.381000000</meta:creation-date>
    <dc:date>2019-06-11T20:54:21.173000000</dc:date>
    <meta:editing-duration>PT1M57S</meta:editing-duration>
    <meta:editing-cycles>1</meta:editing-cycles>
    <meta:document-statistic meta:table-count="0" meta:image-count="0" meta:object-count="0" meta:page-count="1" meta:paragraph-count="8" meta:word-count="275" meta:character-count="1740" meta:non-whitespace-character-count="1450"/>
    <meta:generator>LibreOffice/6.1.1.2$Windows_X86_64 LibreOffice_project/5d19a1bfa650b796764388cd8b33a5af1f5baa1b</meta:generator>
  </office:meta>
</office:document-meta>
</file>